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24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23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22-03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1128" calcext:value-type="float">
            <text:p>76.08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21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20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19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6208" calcext:value-type="float">
            <text:p>78.6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18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8088" calcext:value-type="float">
            <text:p>78.4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17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16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4744" calcext:value-type="float">
            <text:p>75.29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15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2344" calcext:value-type="float">
            <text:p>75.14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14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0632" calcext:value-type="float">
            <text:p>75.16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13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796" calcext:value-type="float">
            <text:p>75.11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12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1656" calcext:value-type="float">
            <text:p>74.97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11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4808" calcext:value-type="float">
            <text:p>75.04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1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604" calcext:value-type="float">
            <text:p>74.99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0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0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08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9944" calcext:value-type="float">
            <text:p>74.98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604" calcext:value-type="float">
            <text:p>74.99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4224" calcext:value-type="float">
            <text:p>74.94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4056" calcext:value-type="float">
            <text:p>75.12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199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4496" calcext:value-type="float">
            <text:p>74.83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199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5832" calcext:value-type="float">
            <text:p>74.85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199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4768" calcext:value-type="float">
            <text:p>74.72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199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3328" calcext:value-type="float">
            <text:p>74.63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199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2576" calcext:value-type="float">
            <text:p>74.71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199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8672" calcext:value-type="float">
            <text:p>74.71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199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6584" calcext:value-type="float">
            <text:p>74.77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199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2992" calcext:value-type="float">
            <text:p>74.99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199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9904" calcext:value-type="float">
            <text:p>74.66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199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932" calcext:value-type="float">
            <text:p>74.56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2307</text:p>
          </table:table-cell>
          <table:table-cell office:value-type="string" calcext:value-type="string">
            <text:p>198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1992" calcext:value-type="float">
            <text:p>74.61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